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ListParagraph" style:list-style-name="LFO1" style:family="paragraph">
      <style:text-properties fo:font-size="11pt" style:font-size-asian="11pt" style:font-size-complex="11pt"/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T6" style:parent-style-name="DefaultParagraphFont" style:family="text">
      <style:text-properties fo:font-size="11pt" style:font-size-asian="11pt" style:font-size-complex="11pt"/>
    </style:style>
    <style:style style:name="T7" style:parent-style-name="DefaultParagraphFont" style:family="text">
      <style:text-properties fo:font-size="11pt" style:font-size-asian="11pt" style:font-size-complex="11pt"/>
    </style:style>
    <style:style style:name="T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9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0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1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6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7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8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22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23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27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28" style:parent-style-name="Normal" style:family="paragraph">
      <style:paragraph-properties fo:margin-left="0.25in">
        <style:tab-stops/>
      </style:paragraph-properties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32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33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34" style:parent-style-name="Normal" style:family="paragraph">
      <style:paragraph-properties fo:margin-left="0.25in">
        <style:tab-stops/>
      </style:paragraph-properties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37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38" style:parent-style-name="Normal" style:family="paragraph">
      <style:text-properties fo:font-size="11pt" style:font-size-asian="11pt" style:font-size-complex="11pt"/>
    </style:style>
    <style:style style:name="P39" style:parent-style-name="ListParagraph" style:list-style-name="LFO1" style:family="paragraph">
      <style:text-properties fo:font-size="11pt" style:font-size-asian="11pt" style:font-size-complex="11pt"/>
    </style:style>
    <style:style style:name="P40" style:parent-style-name="Normal" style:family="paragraph">
      <style:paragraph-properties fo:margin-left="0.25in">
        <style:tab-stops/>
      </style:paragraph-properties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T4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P46" style:parent-style-name="Normal" style:family="paragraph">
      <style:paragraph-properties fo:margin-left="0.25in">
        <style:tab-stops/>
      </style:paragraph-properties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P51" style:parent-style-name="Normal" style:family="paragraph">
      <style:paragraph-properties fo:margin-left="0.25in">
        <style:tab-stops/>
      </style:paragraph-properties>
    </style:style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T5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P61" style:parent-style-name="Normal" style:family="paragraph">
      <style:paragraph-properties fo:margin-left="0.25in">
        <style:tab-stops/>
      </style:paragraph-properties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P66" style:parent-style-name="Normal" style:family="paragraph">
      <style:text-properties fo:font-size="11pt" style:font-size-asian="11pt" style:font-size-complex="11pt"/>
    </style:style>
    <style:style style:name="P67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68" style:parent-style-name="ListParagraph" style:list-style-name="LFO1" style:family="paragraph"/>
    <style:style style:name="T69" style:parent-style-name="DefaultParagraphFont" style:family="text">
      <style:text-properties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72" style:parent-style-name="Normal" style:family="paragraph">
      <style:paragraph-properties fo:margin-left="0.25in">
        <style:tab-stops/>
      </style:paragraph-properties>
    </style:style>
    <style:style style:name="T7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74" style:parent-style-name="Normal" style:family="paragraph">
      <style:text-properties fo:font-size="11pt" style:font-size-asian="11pt" style:font-size-complex="11pt"/>
    </style:style>
    <style:style style:name="P75" style:parent-style-name="Normal" style:family="paragraph">
      <style:text-properties fo:font-size="11pt" style:font-size-asian="11pt" style:font-size-complex="11pt"/>
    </style:style>
    <style:style style:name="P76" style:parent-style-name="Normal" style:family="paragraph">
      <style:paragraph-properties fo:margin-left="0.25in">
        <style:tab-stops/>
      </style:paragraph-properties>
    </style:style>
    <style:style style:name="T7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78" style:parent-style-name="Normal" style:family="paragraph">
      <style:text-properties fo:font-size="11pt" style:font-size-asian="11pt" style:font-size-complex="11pt"/>
    </style:style>
    <style:style style:name="P79" style:parent-style-name="Normal" style:family="paragraph">
      <style:text-properties fo:font-size="11pt" style:font-size-asian="11pt" style:font-size-complex="11pt"/>
    </style:style>
    <style:style style:name="P80" style:parent-style-name="Normal" style:family="paragraph">
      <style:text-properties fo:font-size="11pt" style:font-size-asian="11pt" style:font-size-complex="11pt"/>
    </style:style>
    <style:style style:name="P81" style:parent-style-name="Normal" style:family="paragraph">
      <style:text-properties fo:font-size="11pt" style:font-size-asian="11pt" style:font-size-complex="11pt"/>
    </style:style>
    <style:style style:name="P82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83" style:parent-style-name="Normal" style:family="paragraph">
      <style:paragraph-properties fo:margin-left="0.25in">
        <style:tab-stops/>
      </style:paragraph-properties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T8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86" style:parent-style-name="Normal" style:family="paragraph">
      <style:paragraph-properties fo:margin-left="0.25in">
        <style:tab-stops/>
      </style:paragraph-properties>
    </style:style>
    <style:style style:name="T8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88" style:parent-style-name="Normal" style:family="paragraph">
      <style:text-properties fo:font-size="11pt" style:font-size-asian="11pt" style:font-size-complex="11pt"/>
    </style:style>
    <style:style style:name="P8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90" style:parent-style-name="Normal" style:family="paragraph">
      <style:paragraph-properties fo:margin-left="0.25in">
        <style:tab-stops/>
      </style:paragraph-properties>
    </style:style>
    <style:style style:name="T9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92" style:parent-style-name="Normal" style:family="paragraph">
      <style:text-properties fo:font-size="11pt" style:font-size-asian="11pt" style:font-size-complex="11pt"/>
    </style:style>
    <style:style style:name="P93" style:parent-style-name="Normal" style:family="paragraph">
      <style:text-properties fo:font-size="11pt" style:font-size-asian="11pt" style:font-size-complex="11pt"/>
    </style:style>
    <style:style style:name="P94" style:parent-style-name="Normal" style:family="paragraph">
      <style:text-properties fo:font-size="11pt" style:font-size-asian="11pt" style:font-size-complex="11pt"/>
    </style:style>
    <style:style style:name="P95" style:parent-style-name="Normal" style:family="paragraph">
      <style:text-properties fo:font-size="11pt" style:font-size-asian="11pt" style:font-size-complex="11pt"/>
    </style:style>
    <style:style style:name="P96" style:parent-style-name="Normal" style:family="paragraph">
      <style:paragraph-properties fo:margin-left="0.25in">
        <style:tab-stops/>
      </style:paragraph-properties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99" style:parent-style-name="Normal" style:family="paragraph">
      <style:paragraph-properties fo:margin-left="0.25in">
        <style:tab-stops/>
      </style:paragraph-properties>
    </style:style>
    <style:style style:name="T10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01" style:parent-style-name="Normal" style:family="paragraph">
      <style:text-properties fo:font-size="11pt" style:font-size-asian="11pt" style:font-size-complex="11pt"/>
    </style:style>
    <style:style style:name="P102" style:parent-style-name="Normal" style:family="paragraph">
      <style:paragraph-properties fo:margin-left="0.25in">
        <style:tab-stops/>
      </style:paragraph-properties>
    </style:style>
    <style:style style:name="T10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04" style:parent-style-name="Normal" style:family="paragraph">
      <style:text-properties fo:font-size="11pt" style:font-size-asian="11pt" style:font-size-complex="11pt"/>
    </style:style>
    <style:style style:name="P105" style:parent-style-name="Normal" style:family="paragraph">
      <style:text-properties fo:font-size="11pt" style:font-size-asian="11pt" style:font-size-complex="11pt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0" style:parent-style-name="DefaultParagraphFont" style:family="text">
      <style:text-properties fo:font-size="11pt" style:font-size-asian="11pt" style:font-size-complex="11pt"/>
    </style:style>
    <style:style style:name="T11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13" style:parent-style-name="Normal" style:family="paragraph">
      <style:text-properties fo:font-size="11pt" style:font-size-asian="11pt" style:font-size-complex="11pt"/>
    </style:style>
    <style:style style:name="T11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15" style:parent-style-name="Normal" style:family="paragraph">
      <style:text-properties fo:font-size="11pt" style:font-size-asian="11pt" style:font-size-complex="11pt"/>
    </style:style>
    <style:style style:name="P116" style:parent-style-name="Normal" style:family="paragraph">
      <style:text-properties fo:font-size="11pt" style:font-size-asian="11pt" style:font-size-complex="11pt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T118" style:parent-style-name="DefaultParagraphFont" style:family="text">
      <style:text-properties fo:font-size="11pt" style:font-size-asian="11pt" style:font-size-complex="11pt"/>
    </style:style>
    <style:style style:name="T11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2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21" style:parent-style-name="Normal" style:family="paragraph">
      <style:text-properties fo:font-size="11pt" style:font-size-asian="11pt" style:font-size-complex="11pt"/>
    </style:style>
    <style:style style:name="T12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23" style:parent-style-name="Normal" style:family="paragraph">
      <style:text-properties fo:font-size="11pt" style:font-size-asian="11pt" style:font-size-complex="11pt"/>
    </style:style>
    <style:style style:name="P124" style:parent-style-name="Normal" style:family="paragraph">
      <style:text-properties fo:font-size="11pt" style:font-size-asian="11pt" style:font-size-complex="11pt"/>
    </style:style>
    <style:style style:name="P125" style:parent-style-name="Normal" style:family="paragraph">
      <style:text-properties fo:font-size="11pt" style:font-size-asian="11pt" style:font-size-complex="11pt"/>
    </style:style>
    <style:style style:name="P126" style:parent-style-name="Normal" style:family="paragraph">
      <style:text-properties fo:font-size="11pt" style:font-size-asian="11pt" style:font-size-complex="11pt"/>
    </style:style>
    <style:style style:name="P127" style:parent-style-name="Normal" style:family="paragraph">
      <style:paragraph-properties fo:margin-left="0.25in">
        <style:tab-stops/>
      </style:paragraph-properties>
    </style:style>
    <style:style style:name="T12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29" style:parent-style-name="DefaultParagraphFont" style:family="text">
      <style:text-properties fo:font-size="11pt" style:font-size-asian="11pt" style:font-size-complex="11pt"/>
    </style:style>
    <style:style style:name="T13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32" style:parent-style-name="Normal" style:family="paragraph">
      <style:paragraph-properties fo:margin-left="0.25in">
        <style:tab-stops/>
      </style:paragraph-properties>
    </style:style>
    <style:style style:name="T13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34" style:parent-style-name="Normal" style:family="paragraph">
      <style:text-properties fo:font-size="11pt" style:font-size-asian="11pt" style:font-size-complex="11pt"/>
    </style:style>
    <style:style style:name="P135" style:parent-style-name="Normal" style:family="paragraph">
      <style:paragraph-properties fo:margin-left="0.25in">
        <style:tab-stops/>
      </style:paragraph-properties>
    </style:style>
    <style:style style:name="T13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37" style:parent-style-name="Normal" style:family="paragraph">
      <style:text-properties fo:font-size="11pt" style:font-size-asian="11pt" style:font-size-complex="11pt"/>
    </style:style>
    <style:style style:name="P138" style:parent-style-name="Normal" style:family="paragraph">
      <style:text-properties fo:font-size="11pt" style:font-size-asian="11pt" style:font-size-complex="11pt"/>
    </style:style>
    <style:style style:name="P139" style:parent-style-name="Normal" style:family="paragraph">
      <style:text-properties fo:font-size="11pt" style:font-size-asian="11pt" style:font-size-complex="11pt"/>
    </style:style>
    <style:style style:name="P140" style:parent-style-name="Normal" style:family="paragraph">
      <style:text-properties fo:font-size="11pt" style:font-size-asian="11pt" style:font-size-complex="11pt"/>
    </style:style>
    <style:style style:name="P141" style:parent-style-name="Normal" style:family="paragraph">
      <style:paragraph-properties fo:margin-left="0.25in">
        <style:tab-stops/>
      </style:paragraph-properties>
    </style:style>
    <style:style style:name="T14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3" style:parent-style-name="DefaultParagraphFont" style:family="text">
      <style:text-properties fo:font-size="11pt" style:font-size-asian="11pt" style:font-size-complex="11pt"/>
    </style:style>
    <style:style style:name="T14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46" style:parent-style-name="Normal" style:family="paragraph">
      <style:paragraph-properties fo:margin-left="0.25in">
        <style:tab-stops/>
      </style:paragraph-properties>
    </style:style>
    <style:style style:name="T14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48" style:parent-style-name="Normal" style:family="paragraph">
      <style:text-properties fo:font-size="11pt" style:font-size-asian="11pt" style:font-size-complex="11pt"/>
    </style:style>
    <style:style style:name="P14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5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51" style:parent-style-name="Normal" style:family="paragraph">
      <style:paragraph-properties fo:margin-left="0.25in">
        <style:tab-stops/>
      </style:paragraph-properties>
    </style:style>
    <style:style style:name="T15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53" style:parent-style-name="Normal" style:family="paragraph">
      <style:text-properties fo:font-size="11pt" style:font-size-asian="11pt" style:font-size-complex="11pt"/>
    </style:style>
    <style:style style:name="P154" style:parent-style-name="Normal" style:family="paragraph">
      <style:text-properties fo:font-size="11pt" style:font-size-asian="11pt" style:font-size-complex="11pt"/>
    </style:style>
    <style:style style:name="P155" style:parent-style-name="Normal" style:family="paragraph">
      <style:text-properties fo:font-size="11pt" style:font-size-asian="11pt" style:font-size-complex="11pt"/>
    </style:style>
    <style:style style:name="P156" style:parent-style-name="Normal" style:family="paragraph">
      <style:text-properties fo:font-size="11pt" style:font-size-asian="11pt" style:font-size-complex="11pt"/>
    </style:style>
    <style:style style:name="P157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Answers</text:span><text:span text:style-name="T3"><text:line-break/></text:span></text:p>
      <text:list text:style-name="LFO1" text:continue-numbering="true">
        <text:list-item>
          <text:p text:style-name="P4"/>
        </text:list-item>
      </text:list>
      <text:p text:style-name="P5"><text:span text:style-name="T6">a)</text:span><text:span text:style-name="T7"><text:s text:c="2"/></text:span><text:span text:style-name="T8">Functional Testing:</text:span></text:p>
      <text:p text:style-name="P9">Verify that the pencil writes properly on different paper types.</text:p>
      <text:p text:style-name="P10">Test the eraser's ability to cleanly erase marks without damaging the paper.</text:p>
      <text:p text:style-name="P11">Check the durability of the lead and the eraser.</text:p>
      <text:p text:style-name="P12"><text:span text:style-name="T13">b)</text:span><text:span text:style-name="T14"><text:s/></text:span><text:span text:style-name="T15">Usability Testing:</text:span></text:p>
      <text:p text:style-name="P16">Assess the pencil’s comfort during prolonged use.</text:p>
      <text:p text:style-name="P17">Test the ergonomics for different hand sizes.</text:p>
      <text:p text:style-name="P18">Evaluate the ease of erasing and sharpening.</text:p>
      <text:p text:style-name="P19"><text:span text:style-name="T20">c)<text:s/></text:span><text:span text:style-name="T21">Performance Testing:</text:span></text:p>
      <text:p text:style-name="P22">Measure how long the pencil can write before it needs sharpening.</text:p>
      <text:p text:style-name="P23">Test how many erasures the eraser can handle before wearing out.</text:p>
      <text:p text:style-name="P24"><text:span text:style-name="T25">d)<text:s/></text:span><text:span text:style-name="T26">Load Testing:</text:span></text:p>
      <text:p text:style-name="P27">Test the pencil’s lead under varying pressure levels to check for breaking points.</text:p>
      <text:p text:style-name="P28"><text:span text:style-name="T29">e)</text:span><text:span text:style-name="T30"><text:s/></text:span><text:span text:style-name="T31">Stress Testing:</text:span></text:p>
      <text:p text:style-name="P32">Apply extreme force on the pencil to test its structural integrity.</text:p>
      <text:p text:style-name="P33">Test the eraser under aggressive use to see if it detaches or wears out quickly.</text:p>
      <text:p text:style-name="P34"><text:span text:style-name="T35">f)<text:s/></text:span><text:span text:style-name="T36">Security Testing:</text:span></text:p>
      <text:p text:style-name="P37">Ensure that any materials used in the pencil (e.g., paint, rubber) are non-toxic and safe for users.</text:p>
      <text:p text:style-name="P38"/>
      <text:list text:style-name="LFO1" text:continue-numbering="true">
        <text:list-item>
          <text:p text:style-name="P39"/>
        </text:list-item>
      </text:list>
      <text:p text:style-name="P40"><text:span text:style-name="T41"><text:line-break/></text:span><text:span text:style-name="T42">a)</text:span><text:span text:style-name="T43"><text:s text:c="2"/></text:span><text:span text:style-name="T44">Personalized Recommendations</text:span><text:span text:style-name="T45">: Based on a user’s browsing history, search queries, and past purchases, products are suggested that are most likely relevant to their preferences. This is driven by collaborative filtering (comparing with similar users) and content-based filtering (matching products with user interest).</text:span></text:p>
      <text:soft-page-break/>
      <text:p text:style-name="P46"><text:span text:style-name="T47">b)</text:span><text:span text:style-name="T48"><text:s/></text:span><text:span text:style-name="T49">Trending or Popular Products</text:span><text:span text:style-name="T50">: Products that are widely viewed, bought, or rated highly by other users may be recommended to attract more engagement.</text:span></text:p>
      <text:p text:style-name="P51"><text:span text:style-name="T52">c)</text:span><text:span text:style-name="T53"><text:s/></text:span><text:span text:style-name="T54">Cross-Selling (Product Detail Pages)</text:span><text:span text:style-name="T55">: On product pages, recommendations may include accessories or complementary products (e.g., suggesting a phone case when looking at a smartphone). These are often manually curated or algorithmically driven.</text:span></text:p>
      <text:p text:style-name="P56"><text:span text:style-name="T57">d)</text:span><text:span text:style-name="T58"><text:s/></text:span><text:span text:style-name="T59">Upselling (Cart Pages)</text:span><text:span text:style-name="T60">: In the cart section, more premium or alternative products might be recommended to encourage users to consider higher-value purchases.</text:span></text:p>
      <text:p text:style-name="P61"><text:span text:style-name="T62">e)</text:span><text:span text:style-name="T63"><text:s/></text:span><text:span text:style-name="T64">Retargeting and Advertisements</text:span><text:span text:style-name="T65">: Recommendations may also be influenced by paid placements or retargeting ads, promoting specific products or categories.</text:span></text:p>
      <text:p text:style-name="P66"/>
      <text:p text:style-name="P67"/>
      <text:list text:style-name="LFO1" text:continue-numbering="true">
        <text:list-item>
          <text:p text:style-name="P68"><text:span text:style-name="T69"><text:line-break/></text:span><text:span text:style-name="T70"><text:line-break/>a)</text:span><text:span text:style-name="T71"><text:s/>POST /pet/{petId}/uploadImage (upload an image)</text:span></text:p>
        </text:list-item>
      </text:list>
      <text:p text:style-name="P72"><text:span text:style-name="T73">Positive Scenarios:</text:span></text:p>
      <text:p text:style-name="P74">Valid petId, metadata, and file:<text:s/>Given a valid petId, additionalMetadata, and a valid image file, when the image is uploaded, then a 200 success response should be returned.</text:p>
      <text:p text:style-name="P75">Upload only the image with valid petId:<text:s/>Given a valid petId and a valid image file when the image is uploaded, then a 200 success response should be returned.</text:p>
      <text:p text:style-name="P76"><text:span text:style-name="T77">Negative Scenarios:</text:span></text:p>
      <text:p text:style-name="P78">Invalid petId: Given an invalid petId,<text:s/>when an image is uploaded, then a 404 or error response should be returned.</text:p>
      <text:p text:style-name="P79">Unsupported file type: Given a valid petId, but the file uploaded is not an image (e.g:<text:s/>.exe, .txt), when the file is uploaded, then an error response (415 Unsupported Media Type) should be returned.</text:p>
      <text:p text:style-name="P80">Empty file: Given a valid petId, but no file is uploaded (empty), when the request is sent, then a 400 Bad Request response should be returned.</text:p>
      <text:p text:style-name="P81">Missing petId: When a request is made without petId, then an error response should be returned.</text:p>
      <text:p text:style-name="P82"/>
      <text:p text:style-name="P83"><text:span text:style-name="T84">b)</text:span><text:span text:style-name="T85"><text:s/>POST /pet (add new pet to the store)</text:span></text:p>
      <text:p text:style-name="P86"><text:span text:style-name="T87">Positive Scenarios:</text:span></text:p>
      <text:p text:style-name="P88">Valid pet data: Given all the required pet details (name, category, status) are provided in the request body in valid format, when a new pet is added, then a 200 or success response should be returned.</text:p>
      <text:p text:style-name="P89"/>
      <text:p text:style-name="P90"><text:span text:style-name="T91">Negative Scenarios:</text:span></text:p>
      <text:p text:style-name="P92">Missing mandatory fields: Given a request body missing mandatory fields<text:s/>when the request is sent, then a 405 Invalid Input response should be returned.</text:p>
      <text:p text:style-name="P93">Invalid data format: Given the request body with invalid data types when the request is sent, then a 405 Invalid Input response should be returned.</text:p>
      <text:p text:style-name="P94">Empty body: Given an empty request body, when a new pet is added, then a 405 Invalid Input response should be returned.</text:p>
      <text:p text:style-name="P95"/>
      <text:p text:style-name="P96"><text:span text:style-name="T97">c)</text:span><text:span text:style-name="T98"><text:s/>POST /pet/{petId} (update a pet's details with form data)</text:span></text:p>
      <text:p text:style-name="P99"><text:span text:style-name="T100">Positive Scenarios:</text:span></text:p>
      <text:p text:style-name="P101">Valid petId, name, and status: Given a valid petId, name, and status, when the pet's details are updated, then a 200 success response should be returned.</text:p>
      <text:p text:style-name="P102"><text:span text:style-name="T103">Negative Scenarios:</text:span></text:p>
      <text:p text:style-name="P104">Invalid petId: Given an invalid petId, when the request is sent to update the pet's details, then a 404 or error response should be returned.</text:p>
      <text:p text:style-name="P105">Invalid status value: Given a valid petId and name, but an invalid status value (number instead of "available"/"sold"/"pending"), when the request is sent, then a 405 Invalid Input response should be returned.</text:p>
      <text:p text:style-name="Normal"><text:span text:style-name="T106">Missing required parameters: Given a valid petId but missing name or status, when the request is sent, then a 405 Invalid Input response should be returned.</text:span><text:span text:style-name="T107"><text:line-break/></text:span><text:span text:style-name="T108"><text:line-break/></text:span><text:span text:style-name="T109"><text:s text:c="5"/></text:span><text:span text:style-name="T110">d)<text:s/></text:span><text:span text:style-name="T111">GET /pet/findByStatus (Find Pets by Status)</text:span></text:p>
      <text:p text:style-name="Normal"><text:span text:style-name="T112">Positive Scenarios:</text:span></text:p>
      <text:p text:style-name="P113">Valid status query parameter: Given a valid status parameter ("available", "pending", "sold"), when the request is sent, then a 200 success response should be returned with the list of pets matching the status.</text:p>
      <text:p text:style-name="Normal"><text:span text:style-name="T114">Negative Scenarios:</text:span></text:p>
      <text:p text:style-name="P115">Invalid status value: Given an invalid status value ("in_stock", a number), when the request is sent, then a 400 Invalid Status Value response should be returned.</text:p>
      <text:p text:style-name="P116">Missing status parameter: When the status parameter is missing in the request, then the system should return either a 400 Bad Request response or handle it gracefully with an appropriate message.</text:p>
      <text:soft-page-break/>
      <text:p text:style-name="Normal"><text:span text:style-name="T117"><draw:custom-shape svg:x="0in" svg:y="0in" svg:width="44.06736in" svg:height="0.00139in" draw:z-index="0" draw:id="id0" draw:style-name="a0" draw:name="Horizontal Line 4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18"><text:s text:c="8"/>e)</text:span><text:span text:style-name="T119"><text:s text:c="2"/></text:span><text:span text:style-name="T120">GET /pet/{petId} (Find Pet by ID)</text:span></text:p>
      <text:p text:style-name="P121">Positive Scenarios:Valid petId: Given a valid petId, when the request is sent, then a 200 success response should be returned with the details of the pet.</text:p>
      <text:p text:style-name="Normal"><text:span text:style-name="T122">Negative Scenarios:</text:span></text:p>
      <text:p text:style-name="P123"><text:s/>Invalid petId format: Given an invalid petId format when the request is sent, then a 400 Invalid ID Supplied response should be returned.</text:p>
      <text:p text:style-name="P124">Pet not found: Given a valid petId that does not exist in the store, when the request is sent, then a 404 Pet Not Found response should be returned.</text:p>
      <text:p text:style-name="P125">Empty petId: When the petId is missing from the request, then the system should return a 400 Bad Request response.</text:p>
      <text:p text:style-name="P126"/>
      <text:p text:style-name="P127"><text:span text:style-name="T128"><text:s text:c="5"/></text:span><text:span text:style-name="T129">f)</text:span><text:span text:style-name="T130"><text:s/></text:span><text:span text:style-name="T131">DELETE /pet/{petId} (Deletes a pet)</text:span></text:p>
      <text:p text:style-name="P132"><text:span text:style-name="T133">Positive Scenarios:</text:span></text:p>
      <text:p text:style-name="P134">Valid petId and API key: Given a valid petId and a valid api_key, when the request is sent to delete the pet, then a 200 success response should be returned, and the pet should be deleted from the store.</text:p>
      <text:p text:style-name="P135"><text:span text:style-name="T136">Negative Scenarios:</text:span></text:p>
      <text:p text:style-name="P137">Invalid petId format: Given an invalid petId <text:s/>when the request is sent, then a 400 Invalid ID Supplied response should be returned.</text:p>
      <text:p text:style-name="P138">Non-existing petId: Given a valid but non-existing petId, when the request is sent, then a 404 Pet Not Found response should be returned.</text:p>
      <text:p text:style-name="P139">Missing petId: When the petId parameter is missing from the request, then a 400 Bad Request response should be returned.</text:p>
      <text:p text:style-name="P140">Missing API key: Given a valid petId, but the api_key is missing or invalid, when the request is sent, then the operation should fail with an appropriate error.</text:p>
      <text:p text:style-name="P141"><text:span text:style-name="T142"><text:s text:c="4"/></text:span><text:span text:style-name="T143">g)</text:span><text:span text:style-name="T144"><text:s/></text:span><text:span text:style-name="T145">PUT /pet (Update an existing pet)</text:span></text:p>
      <text:p text:style-name="P146"><text:span text:style-name="T147">Positive Scenarios:</text:span></text:p>
      <text:p text:style-name="P148">Valid pet data: Given a valid request body with all required parameters when the request is sent to update the pet, then a 200 success response should be returned, and the pet should be updated.</text:p>
      <text:p text:style-name="P149"/>
      <text:p text:style-name="P150"/>
      <text:p text:style-name="P151"><text:span text:style-name="T152">Negative Scenarios:</text:span></text:p>
      <text:p text:style-name="P153">Invalid petId format: Given an invalid petId when the request is sent, then a 400 Invalid ID Supplied response should be returned.</text:p>
      <text:p text:style-name="P154">Non-existing petId: Given a valid but non-existing petId, when the request is sent to update the pet, then a 404 Pet Not Found response should be returned.</text:p>
      <text:p text:style-name="P155">Missing or invalid parameters in the body: Given a valid petId, but some required fields are missing or have invalid values in the request body, when the request is sent, then a 405 Validation Exception response should be returned.</text:p>
      <text:p text:style-name="P156">Empty request body: Given an empty request body, when the request is sent, then a 405 Validation Exception response should be returned.</text:p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r GULUZADE</meta:initial-creator>
    <dc:creator>Anar GULUZADE</dc:creator>
    <meta:creation-date>2024-10-17T20:38:00Z</meta:creation-date>
    <dc:date>2024-10-17T21:07:00Z</dc:date>
    <meta:template xlink:href="Normal" xlink:type="simple"/>
    <meta:editing-cycles>1</meta:editing-cycles>
    <meta:editing-duration>PT1740S</meta:editing-duration>
    <meta:document-statistic meta:page-count="5" meta:paragraph-count="14" meta:word-count="1117" meta:character-count="7476" meta:row-count="53" meta:non-whitespace-character-count="6373"/>
  </office:meta>
</office:document-meta>
</file>